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12a952" officeooo:paragraph-rsid="0012a952"/>
    </style:style>
    <style:style style:name="P2" style:family="paragraph" style:parent-style-name="Standard">
      <style:paragraph-properties fo:text-align="justify" style:justify-single-word="false"/>
      <style:text-properties fo:language="fr" fo:country="FR" style:text-underline-style="none" officeooo:rsid="0012a952" officeooo:paragraph-rsid="00159c30"/>
    </style:style>
    <style:style style:name="T1" style:family="text">
      <style:text-properties officeooo:rsid="00159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evise de votre vie:</text:p>
      <text:p text:style-name="P2">Si votre façon de voir la vie pouvait se résumer en une seule phrase, qu’elle serait-elle? <text:tab/></text:p>
      <text:p text:style-name="P2"><text:span text:style-name="T1">Vivre avec le moins de regret.</text:span><text:tab/>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30:15.848951464</meta:creation-date>
    <dc:date>2023-10-16T16:37:54.422009564</dc:date>
    <meta:editing-duration>PT4H24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7" meta:character-count="149" meta:non-whitespace-character-count="119"/>
  </office:meta>
</office:document-meta>
</file>